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os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number-columns-repeated="3" table:default-cell-style-name="Default"/>
        <table:table-row table:style-name="ro1"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56"/>
          <table:table-cell table:formula="of:=[.A2]" office:value-type="string" office:string-value="sequential" calcext:value-type="string">
            <text:p>sequent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0002049" calcext:value-type="float">
            <text:p>4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230.7152" calcext:value-type="float">
            <text:p>5230.715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58466.99" calcext:value-type="float">
            <text:p>358466.99</text:p>
          </table:table-cell>
          <table:table-cell office:value-type="float" office:value="75321" calcext:value-type="float">
            <text:p>75321</text:p>
          </table:table-cell>
          <table:table-cell office:value-type="float" office:value="40002065" calcext:value-type="float">
            <text:p>40002065</text:p>
          </table:table-cell>
          <table:table-cell office:value-type="float" office:value="45668908" calcext:value-type="float">
            <text:p>45668908</text:p>
          </table:table-cell>
          <table:table-cell office:value-type="float" office:value="316" calcext:value-type="float">
            <text:p>31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39.6136" calcext:value-type="float">
            <text:p>139.6136</text:p>
          </table:table-cell>
          <table:table-cell office:value-type="float" office:value="3189.5656" calcext:value-type="float">
            <text:p>3189.56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230.908" calcext:value-type="float">
            <text:p>5230.908</text:p>
          </table:table-cell>
          <table:table-cell table:number-columns-repeated="4"/>
          <table:table-cell table:formula="of:=[.A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56"/>
          <table:table-cell table:formula="of:=[.A4]" office:value-type="string" office:string-value="conservative" calcext:value-type="string">
            <text:p>conserva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167.1837" calcext:value-type="float">
            <text:p>3167.183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35" calcext:value-type="float">
            <text:p>11793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92020.83" calcext:value-type="float">
            <text:p>592020.83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835562" calcext:value-type="float">
            <text:p>22835562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3.2664" calcext:value-type="float">
            <text:p>73.2664</text:p>
          </table:table-cell>
          <table:table-cell office:value-type="float" office:value="1734.3666" calcext:value-type="float">
            <text:p>1734.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7.3242" calcext:value-type="float">
            <text:p>2407.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217" calcext:value-type="float">
            <text:p>100.8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944" calcext:value-type="float">
            <text:p>51.3944</text:p>
          </table:table-cell>
          <table:table-cell office:value-type="float" office:value="0.5458" calcext:value-type="float">
            <text:p>0.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7.3003" calcext:value-type="float">
            <text:p>3167.3003</text:p>
          </table:table-cell>
          <table:table-cell/>
          <table:table-cell table:formula="of:=[.I$3]/[.I5]" office:value-type="float" office:value="1.65153514777182" calcext:value-type="float">
            <text:p>1.65153514777182</text:p>
          </table:table-cell>
          <table:table-cell table:formula="of:=[.A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40.869" calcext:value-type="float">
            <text:p>1440.86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58" calcext:value-type="float">
            <text:p>6085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01324.9" calcext:value-type="float">
            <text:p>1301324.9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418889" calcext:value-type="float">
            <text:p>11418889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2729" calcext:value-type="float">
            <text:p>38.2729</text:p>
          </table:table-cell>
          <table:table-cell office:value-type="float" office:value="725.202" calcext:value-type="float">
            <text:p>725.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.3754" calcext:value-type="float">
            <text:p>1048.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1197" calcext:value-type="float">
            <text:p>88.1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943" calcext:value-type="float">
            <text:p>27.7943</text:p>
          </table:table-cell>
          <table:table-cell office:value-type="float" office:value="1.0424" calcext:value-type="float">
            <text:p>1.0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.9221" calcext:value-type="float">
            <text:p>1440.9221</text:p>
          </table:table-cell>
          <table:table-cell/>
          <table:table-cell table:formula="of:=[.I$3]/[.I6]" office:value-type="float" office:value="3.63025035586164" calcext:value-type="float">
            <text:p>3.63025035586164</text:p>
          </table:table-cell>
          <table:table-cell table:formula="of:=[.A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4.8995" calcext:value-type="float">
            <text:p>674.899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12" calcext:value-type="float">
            <text:p>3241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8248.92" calcext:value-type="float">
            <text:p>2778248.92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710553" calcext:value-type="float">
            <text:p>5710553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4488" calcext:value-type="float">
            <text:p>20.4488</text:p>
          </table:table-cell>
          <table:table-cell office:value-type="float" office:value="306.7723" calcext:value-type="float">
            <text:p>306.7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.0269" calcext:value-type="float">
            <text:p>467.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73" calcext:value-type="float">
            <text:p>72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42" calcext:value-type="float">
            <text:p>15.2142</text:p>
          </table:table-cell>
          <table:table-cell office:value-type="float" office:value="0.8038" calcext:value-type="float">
            <text:p>0.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.9243" calcext:value-type="float">
            <text:p>674.9243</text:p>
          </table:table-cell>
          <table:table-cell/>
          <table:table-cell table:formula="of:=[.I$3]/[.I7]" office:value-type="float" office:value="7.75036164643773" calcext:value-type="float">
            <text:p>7.75036164643773</text:p>
          </table:table-cell>
          <table:table-cell table:formula="of:=[.A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27.0309" calcext:value-type="float">
            <text:p>327.030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06" calcext:value-type="float">
            <text:p>1790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733522.24" calcext:value-type="float">
            <text:p>5733522.24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856384" calcext:value-type="float">
            <text:p>2856384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0.9918" calcext:value-type="float">
            <text:p>10.9918</text:p>
          </table:table-cell>
          <table:table-cell office:value-type="float" office:value="135.7599" calcext:value-type="float">
            <text:p>135.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9384" calcext:value-type="float">
            <text:p>217.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8195" calcext:value-type="float">
            <text:p>50.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695" calcext:value-type="float">
            <text:p>10.1695</text:p>
          </table:table-cell>
          <table:table-cell office:value-type="float" office:value="0.7253" calcext:value-type="float">
            <text:p>0.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0431" calcext:value-type="float">
            <text:p>327.0431</text:p>
          </table:table-cell>
          <table:table-cell/>
          <table:table-cell table:formula="of:=[.I$3]/[.I8]" office:value-type="float" office:value="15.9945595355057" calcext:value-type="float">
            <text:p>15.9945595355057</text:p>
          </table:table-cell>
          <table:table-cell table:formula="of:=[.A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506" calcext:value-type="float">
            <text:p>162.50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38273.14" calcext:value-type="float">
            <text:p>11538273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68" calcext:value-type="float">
            <text:p>6.3468</text:p>
          </table:table-cell>
          <table:table-cell office:value-type="float" office:value="56.0047" calcext:value-type="float">
            <text:p>56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4888" calcext:value-type="float">
            <text:p>97.4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957" calcext:value-type="float">
            <text:p>42.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064" calcext:value-type="float">
            <text:p>5.7064</text:p>
          </table:table-cell>
          <table:table-cell office:value-type="float" office:value="0.7011" calcext:value-type="float">
            <text:p>0.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119" calcext:value-type="float">
            <text:p>162.5119</text:p>
          </table:table-cell>
          <table:table-cell/>
          <table:table-cell table:formula="of:=[.I$3]/[.I9]" office:value-type="float" office:value="32.1878281417302" calcext:value-type="float">
            <text:p>32.1878281417302</text:p>
          </table:table-cell>
          <table:table-cell table:formula="of:=[.A9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table:number-columns-repeated="56"/>
          <table:table-cell table:formula="of:=[.A10]" office:value-type="string" office:string-value="optimistic" calcext:value-type="string">
            <text:p>optimis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52.2642" calcext:value-type="float">
            <text:p>3352.264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858" calcext:value-type="float">
            <text:p>235858</text:p>
          </table:table-cell>
          <table:table-cell office:value-type="float" office:value="117929" calcext:value-type="float">
            <text:p>11792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59335.01" calcext:value-type="float">
            <text:p>559335.01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853802" calcext:value-type="float">
            <text:p>2285380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3.4394" calcext:value-type="float">
            <text:p>73.4394</text:p>
          </table:table-cell>
          <table:table-cell office:value-type="float" office:value="1729.4875" calcext:value-type="float">
            <text:p>1729.4875</text:p>
          </table:table-cell>
          <table:table-cell office:value-type="float" office:value="0.6557" calcext:value-type="float">
            <text:p>0.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.97" calcext:value-type="float">
            <text:p>2408.97</text:p>
          </table:table-cell>
          <table:table-cell office:value-type="float" office:value="1.6328" calcext:value-type="float">
            <text:p>1.6328</text:p>
          </table:table-cell>
          <table:table-cell office:value-type="float" office:value="0" calcext:value-type="float">
            <text:p>0</text:p>
          </table:table-cell>
          <table:table-cell office:value-type="float" office:value="121.6297" calcext:value-type="float">
            <text:p>121.6297</text:p>
          </table:table-cell>
          <table:table-cell office:value-type="float" office:value="301.0531" calcext:value-type="float">
            <text:p>301.0531</text:p>
          </table:table-cell>
          <table:table-cell office:value-type="float" office:value="0" calcext:value-type="float">
            <text:p>0</text:p>
          </table:table-cell>
          <table:table-cell office:value-type="float" office:value="51.6583" calcext:value-type="float">
            <text:p>51.6583</text:p>
          </table:table-cell>
          <table:table-cell office:value-type="float" office:value="0.4208" calcext:value-type="float">
            <text:p>0.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2.3756" calcext:value-type="float">
            <text:p>3352.3756</text:p>
          </table:table-cell>
          <table:table-cell/>
          <table:table-cell table:formula="of:=[.I$3]/[.I11]" office:value-type="float" office:value="1.56035291013161" calcext:value-type="float">
            <text:p>1.56035291013161</text:p>
          </table:table-cell>
          <table:table-cell table:formula="of:=[.A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31.874" calcext:value-type="float">
            <text:p>1531.874</text:p>
          </table:table-cell>
          <table:table-cell office:value-type="float" office:value="1875038721" calcext:value-type="float">
            <text:p>18750387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412" calcext:value-type="float">
            <text:p>243412</text:p>
          </table:table-cell>
          <table:table-cell office:value-type="float" office:value="60853" calcext:value-type="float">
            <text:p>6085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24016.32" calcext:value-type="float">
            <text:p>1224016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437129" calcext:value-type="float">
            <text:p>1143712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2972" calcext:value-type="float">
            <text:p>38.2972</text:p>
          </table:table-cell>
          <table:table-cell office:value-type="float" office:value="723.705" calcext:value-type="float">
            <text:p>723.705</text:p>
          </table:table-cell>
          <table:table-cell office:value-type="float" office:value="1.265" calcext:value-type="float">
            <text:p>1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.8884" calcext:value-type="float">
            <text:p>1049.8884</text:p>
          </table:table-cell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97.0944" calcext:value-type="float">
            <text:p>97.0944</text:p>
          </table:table-cell>
          <table:table-cell office:value-type="float" office:value="152.9694" calcext:value-type="float">
            <text:p>152.9694</text:p>
          </table:table-cell>
          <table:table-cell office:value-type="float" office:value="0" calcext:value-type="float">
            <text:p>0</text:p>
          </table:table-cell>
          <table:table-cell office:value-type="float" office:value="27.8899" calcext:value-type="float">
            <text:p>27.8899</text:p>
          </table:table-cell>
          <table:table-cell office:value-type="float" office:value="1.0546" calcext:value-type="float">
            <text:p>1.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.9368" calcext:value-type="float">
            <text:p>1531.9368</text:p>
          </table:table-cell>
          <table:table-cell/>
          <table:table-cell table:formula="of:=[.I$3]/[.I12]" office:value-type="float" office:value="3.41458579491525" calcext:value-type="float">
            <text:p>3.41458579491525</text:p>
          </table:table-cell>
          <table:table-cell table:formula="of:=[.A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19.4834" calcext:value-type="float">
            <text:p>719.4834</text:p>
          </table:table-cell>
          <table:table-cell office:value-type="float" office:value="1875038734" calcext:value-type="float">
            <text:p>18750387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9232" calcext:value-type="float">
            <text:p>259232</text:p>
          </table:table-cell>
          <table:table-cell office:value-type="float" office:value="32404" calcext:value-type="float">
            <text:p>324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06090.29" calcext:value-type="float">
            <text:p>2606090.29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728793" calcext:value-type="float">
            <text:p>572879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4387" calcext:value-type="float">
            <text:p>20.4387</text:p>
          </table:table-cell>
          <table:table-cell office:value-type="float" office:value="306.9507" calcext:value-type="float">
            <text:p>306.9507</text:p>
          </table:table-cell>
          <table:table-cell office:value-type="float" office:value="1.1439" calcext:value-type="float">
            <text:p>1.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2637" calcext:value-type="float">
            <text:p>468.2637</text:p>
          </table:table-cell>
          <table:table-cell office:value-type="float" office:value="0.4089" calcext:value-type="float">
            <text:p>0.4089</text:p>
          </table:table-cell>
          <table:table-cell office:value-type="float" office:value="0" calcext:value-type="float">
            <text:p>0</text:p>
          </table:table-cell>
          <table:table-cell office:value-type="float" office:value="77.0391" calcext:value-type="float">
            <text:p>77.0391</text:p>
          </table:table-cell>
          <table:table-cell office:value-type="float" office:value="74.1927" calcext:value-type="float">
            <text:p>74.1927</text:p>
          </table:table-cell>
          <table:table-cell office:value-type="float" office:value="0" calcext:value-type="float">
            <text:p>0</text:p>
          </table:table-cell>
          <table:table-cell office:value-type="float" office:value="15.6118" calcext:value-type="float">
            <text:p>15.6118</text:p>
          </table:table-cell>
          <table:table-cell office:value-type="float" office:value="0.7981" calcext:value-type="float">
            <text:p>0.7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.5073" calcext:value-type="float">
            <text:p>719.5073</text:p>
          </table:table-cell>
          <table:table-cell/>
          <table:table-cell table:formula="of:=[.I$3]/[.I13]" office:value-type="float" office:value="7.27009851790882" calcext:value-type="float">
            <text:p>7.27009851790882</text:p>
          </table:table-cell>
          <table:table-cell table:formula="of:=[.A1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50.3828" calcext:value-type="float">
            <text:p>350.3828</text:p>
          </table:table-cell>
          <table:table-cell office:value-type="float" office:value="1875038800" calcext:value-type="float">
            <text:p>18750388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6416" calcext:value-type="float">
            <text:p>286416</text:p>
          </table:table-cell>
          <table:table-cell office:value-type="float" office:value="17901" calcext:value-type="float">
            <text:p>179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351401.14" calcext:value-type="float">
            <text:p>5351401.14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874624" calcext:value-type="float">
            <text:p>287462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0.975" calcext:value-type="float">
            <text:p>10.975</text:p>
          </table:table-cell>
          <table:table-cell office:value-type="float" office:value="135.6482" calcext:value-type="float">
            <text:p>135.6482</text:p>
          </table:table-cell>
          <table:table-cell office:value-type="float" office:value="0.9759" calcext:value-type="float">
            <text:p>0.9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9253" calcext:value-type="float">
            <text:p>218.9253</text:p>
          </table:table-cell>
          <table:table-cell office:value-type="float" office:value="0.2133" calcext:value-type="float">
            <text:p>0.2133</text:p>
          </table:table-cell>
          <table:table-cell office:value-type="float" office:value="0" calcext:value-type="float">
            <text:p>0</text:p>
          </table:table-cell>
          <table:table-cell office:value-type="float" office:value="53.3277" calcext:value-type="float">
            <text:p>53.3277</text:p>
          </table:table-cell>
          <table:table-cell office:value-type="float" office:value="38.6477" calcext:value-type="float">
            <text:p>38.6477</text:p>
          </table:table-cell>
          <table:table-cell office:value-type="float" office:value="0" calcext:value-type="float">
            <text:p>0</text:p>
          </table:table-cell>
          <table:table-cell office:value-type="float" office:value="9.2025" calcext:value-type="float">
            <text:p>9.2025</text:p>
          </table:table-cell>
          <table:table-cell office:value-type="float" office:value="0.7108" calcext:value-type="float">
            <text:p>0.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.3946" calcext:value-type="float">
            <text:p>350.3946</text:p>
          </table:table-cell>
          <table:table-cell/>
          <table:table-cell table:formula="of:=[.I$3]/[.I14]" office:value-type="float" office:value="14.9285729778973" calcext:value-type="float">
            <text:p>14.9285729778973</text:p>
          </table:table-cell>
          <table:table-cell table:formula="of:=[.A1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5005" calcext:value-type="float">
            <text:p>176.5005</text:p>
          </table:table-cell>
          <table:table-cell office:value-type="float" office:value="1875038945" calcext:value-type="float">
            <text:p>187503894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35264" calcext:value-type="float">
            <text:p>335264</text:p>
          </table:table-cell>
          <table:table-cell office:value-type="float" office:value="10477" calcext:value-type="float">
            <text:p>104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23421.69" calcext:value-type="float">
            <text:p>10623421.6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58" calcext:value-type="float">
            <text:p>6.3558</text:p>
          </table:table-cell>
          <table:table-cell office:value-type="float" office:value="56.0313" calcext:value-type="float">
            <text:p>56.0313</text:p>
          </table:table-cell>
          <table:table-cell office:value-type="float" office:value="0.8167" calcext:value-type="float">
            <text:p>0.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302" calcext:value-type="float">
            <text:p>97.630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46.2059" calcext:value-type="float">
            <text:p>46.2059</text:p>
          </table:table-cell>
          <table:table-cell office:value-type="float" office:value="22.0311" calcext:value-type="float">
            <text:p>22.0311</text:p>
          </table:table-cell>
          <table:table-cell office:value-type="float" office:value="0" calcext:value-type="float">
            <text:p>0</text:p>
          </table:table-cell>
          <table:table-cell office:value-type="float" office:value="5.4039" calcext:value-type="float">
            <text:p>5.4039</text:p>
          </table:table-cell>
          <table:table-cell office:value-type="float" office:value="0.7056" calcext:value-type="float">
            <text:p>0.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5061" calcext:value-type="float">
            <text:p>176.5061</text:p>
          </table:table-cell>
          <table:table-cell/>
          <table:table-cell table:formula="of:=[.I$3]/[.I15]" office:value-type="float" office:value="29.635696216158" calcext:value-type="float">
            <text:p>29.635696216158</text:p>
          </table:table-cell>
          <table:table-cell table:formula="of:=[.A15]" office:value-type="float" office:value="32" calcext:value-type="float">
            <text:p>32</text:p>
          </table:table-cell>
        </table:table-row>
      </table:table>
      <table:named-expressions/>
      <table:database-ranges>
        <table:database-range table:name="__Anonymous_Sheet_DB__0" table:target-range-address="ross.A1:ross.BC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8T17:45:57.765250421</dc:date>
    <dc:creator>Elkin Cruz</dc:creator>
    <meta:editing-duration>PT10M23S</meta:editing-duration>
    <meta:editing-cycles>3</meta:editing-cycles>
    <meta:generator>LibreOffice/7.3.4.2$Linux_X86_64 LibreOffice_project/30$Build-2</meta:generator>
    <meta:document-statistic meta:table-count="1" meta:cell-count="687" meta:object-count="0"/>
  </office:meta>
</office:document-meta>
</file>